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0.637cm"/>
    </style:style>
    <style:style style:name="co6" style:family="table-column">
      <style:table-column-properties fo:break-before="auto" style:column-width="0.66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27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  <style:text-properties style:font-weight-asian="normal"/>
    </style:style>
    <style:style style:name="ce3" style:family="table-cell" style:parent-style-name="Default">
      <style:table-cell-properties fo:wrap-option="wrap"/>
      <style:text-properties style:font-weight-asian="normal"/>
    </style:style>
    <style:style style:name="ce4" style:family="table-cell" style:parent-style-name="Default">
      <style:table-cell-properties fo:background-color="#00ff00" fo:border="0.002cm solid #000000" style:rotation-angle="90"/>
      <style:text-properties style:font-weight-asian="normal"/>
    </style:style>
    <style:style style:name="ce5" style:family="table-cell" style:parent-style-name="Default">
      <style:table-cell-properties fo:background-color="#00ff00" fo:border="0.002cm solid #00000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ff00" fo:border="0.002cm solid #000000" style:rotation-angle="90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cc99" fo:border="0.002cm solid #000000" style:rotation-angle="90"/>
    </style:style>
    <style:style style:name="ce11" style:family="table-cell" style:parent-style-name="Default">
      <style:table-cell-properties fo:background-color="#ffcc99" fo:border="0.002cm solid #000000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00ff" fo:border="0.002cm solid #000000" style:rotation-angle="90"/>
    </style:style>
    <style:style style:name="ce14" style:family="table-cell" style:parent-style-name="Default">
      <style:table-cell-properties fo:background-color="#ff00ff" fo:border="0.002cm solid #00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99ccff" fo:border="0.002cm solid #000000" style:rotation-angle="90"/>
    </style:style>
    <style:style style:name="ce17" style:family="table-cell" style:parent-style-name="Default">
      <style:table-cell-properties fo:background-color="#99ccff" fo:border="0.002cm solid #000000"/>
    </style:style>
    <style:style style:name="ce18" style:family="table-cell" style:parent-style-name="Default">
      <style:table-cell-properties fo:background-color="#99ccff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2" table:default-cell-style-name="ce3"/>
        <table:table-column table:style-name="co3" table:default-cell-style-name="ce6"/>
        <table:table-column table:style-name="co3" table:default-cell-style-name="ce9"/>
        <table:table-column table:style-name="co4" table:default-cell-style-name="ce12"/>
        <table:table-column table:style-name="co6" table:default-cell-style-name="ce15"/>
        <table:table-column table:style-name="co6" table:default-cell-style-name="ce18"/>
        <table:table-row table:style-name="ro2">
          <table:table-cell table:style-name="ce1" office:value-type="string">
            <text:p>Themengruppe</text:p>
          </table:table-cell>
          <table:table-cell table:style-name="ce2" office:value-type="string">
            <text:p>Frage:</text:p>
          </table:table-cell>
          <table:table-cell table:style-name="ce4" office:value-type="string">
            <text:p>Trifft zu</text:p>
          </table:table-cell>
          <table:table-cell table:style-name="ce7" office:value-type="string">
            <text:p>Trifft bedingt zu</text:p>
          </table:table-cell>
          <table:table-cell table:style-name="ce10" office:value-type="string">
            <text:p>Trifft nicht zu</text:p>
          </table:table-cell>
          <table:table-cell table:style-name="ce13" office:value-type="string">
            <text:p>Sehr wichtig Punkt</text:p>
          </table:table-cell>
          <table:table-cell table:style-name="ce16" office:value-type="string">
            <text:p>Auslassen</text:p>
          </table:table-cell>
        </table:table-row>
        <table:table-row table:style-name="ro4">
          <table:table-cell table:style-name="ce1" office:value-type="string">
            <text:p>Gott</text:p>
          </table:table-cell>
          <table:table-cell table:style-name="ce2"/>
          <table:table-cell table:style-name="ce4"/>
          <table:table-cell table:style-name="ce7"/>
          <table:table-cell table:style-name="ce10"/>
          <table:table-cell table:style-name="ce13"/>
          <table:table-cell table:style-name="ce16"/>
        </table:table-row>
        <table:table-row table:style-name="ro3">
          <table:table-cell table:style-name="ce1"/>
          <table:table-cell table:style-name="ce2" office:value-type="string">
            <text:p>Gott besteht aus drei Wes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Jesus ist nicht Gott sondern nur ein Mensch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Offenbart sich direkt, auch ohne die Bibel und Klerus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Taufe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ie Taufe ist Voraussetzung für die Erlösung/Errettung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ie Taufe wird äußerlich durch Wasser vollzoge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Die Kindertaufe ist abzulehn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Abendmahl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6">
          <table:table-cell table:style-name="ce1"/>
          <table:table-cell table:style-name="ce2" office:value-type="string">
            <text:p>Bei dem Abendmahl findet eine Umwandlung des Brotes in den Leib Christi stat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Zum Abendmahl nur Mitglieder der eigenen Konfession zugelassen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Zum Abendmahl nur Getaufte zugelassen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Zum Abendmahl alle zugelassen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Bibel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Die Bibel ist wörtlich zu versteh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ie Bibel ist Grundlage des Glaubens und alleiniger Maßstab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6">
          <table:table-cell table:style-name="ce1"/>
          <table:table-cell table:style-name="ce2" office:value-type="string">
            <text:p>Es gibt über die Bibel hinaus weitere Evangelien (z.b. das Buch Mormon oder das Thomas-Evangelum)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Gemeinde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ie Gemeinde wird gleichberechtigt von allen geführt und vertret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Auch Leihen können Predig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6">
          <table:table-cell table:style-name="ce1"/>
          <table:table-cell table:style-name="ce2" office:value-type="string">
            <text:p>Es gibt keine Aufgabe in der Gemeinde, die nicht auch von einer Frau übernommen werden kan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Meine Lebensführung geht die Gemeinde nichts a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6">
          <table:table-cell table:style-name="ce1"/>
          <table:table-cell table:style-name="ce2" office:value-type="string">
            <text:p>Bei Verfehlungen sollte ein Mitglied aus der Gemeinde ausgeschlossen werde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Sexualität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Sex vor der Ehe ist nich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ie Ehe muss von/vor einer bestimmten Person geschlossen werde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Scheidungen sind erlaubt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Erneutes heiraten is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Gleichgeschlechtliche Ehen sind nich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Homosexualität ist nich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Gottesdienst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Ein Gottesdienst muss ein bestimmten Ablauf hab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Stille ist ein wichtiges Element des Gottesdienstes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Bilder, Skulpturen und Architektur sind wichtige Hilfsmittel im Glaub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6">
          <table:table-cell table:style-name="ce1"/>
          <table:table-cell table:style-name="ce2" office:value-type="string">
            <text:p>Ein Gottesdienst muss von ein oder mehreren bestimmten Personen geführt werde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Musik (Worship) ist sehr Wichtig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Freies Gebet ist wichtiger Bestandteil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Erlösung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Für jeden Menschen kommt eine Zeit, wo er von Gott gerichtet wird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Es gibt eine Hölle mit ewiger Verdammnis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6">
          <table:table-cell table:style-name="ce1"/>
          <table:table-cell table:style-name="ce2" office:value-type="string">
            <text:p>Menschen können auch noch nach ihrem Tod Busse tun um der Verdammnis zu entgehen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Auf die Erlösung hat man keinen Einfluss, Sie wird einem geschenk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as eigene Verhalten entscheidet ob man zu Erlösung gelang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Wirtschaftlicher Erfolg ist ein Zeichen das man in der Gnade Gottes steht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Leid ist eine Strafe Gottes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Es kann nur eine Wahrheit geben und deshalb nur ein Weg zur Erlösung führen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as Reich Gottes ist schon da. Es ist aber (noch) nicht (für alle) sichtbar <text:s/>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ie Erlösung ist schon im Diesseits möglich.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 office:value-type="string">
            <text:p>Sonstiges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Wehrdienst ist nicht erlaubt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 table:style-name="ce1"/>
          <table:table-cell table:style-name="ce2" office:value-type="string">
            <text:p>Jegliche Gewalt ist abzulehnen 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Politische Aktivitäten haben in der Gemeinde keinen Platz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Soziales angemahnt sind existenzieller Bestandteil des Evangeliums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5">
          <table:table-cell table:style-name="ce1"/>
          <table:table-cell table:style-name="ce2" office:value-type="string">
            <text:p>Der Missionsauftrag ist ein wichtiger Bestandteil des Evangeliums</text:p>
          </table:table-cell>
          <table:table-cell table:style-name="ce5"/>
          <table:table-cell table:style-name="ce8"/>
          <table:table-cell table:style-name="ce11"/>
          <table:table-cell table:style-name="ce14"/>
          <table:table-cell table:style-name="ce17"/>
        </table:table-row>
        <table:table-row table:style-name="ro3">
          <table:table-cell/>
          <table:table-cell table:style-name="Default" office:value-type="string">
            <text:p>Geistheilung ist möglich</text:p>
          </table:table-cell>
          <table:table-cell table:number-columns-repeated="5"/>
        </table:table-row>
        <table:table-row table:style-name="ro6">
          <table:table-cell/>
          <table:table-cell office:value-type="string">
            <text:p>Kino, Theater, Konzerte und andere Künste bergen immer die Gefahr von wichtigen Dingen abgelenkt zu werden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Alkohol und andere Drogen versperren den Weg zu spiritueller Entwicklung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Gläubige Menschen sollten sich von Weltlichen Dingen fern halten</text:p>
          </table:table-cell>
          <table:table-cell table:number-columns-repeated="5"/>
        </table:table-row>
        <table:table-row table:style-name="ro5" table:number-rows-repeated="104851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.05.2012</text:date>, <text:time>18:59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af Radicke</meta:initial-creator>
    <meta:creation-date>2012-05-23T21:33:11</meta:creation-date>
    <dc:date>2012-05-24T18:59:21</dc:date>
    <dc:creator>Olaf Radicke</dc:creator>
    <meta:editing-duration>PT47M1S</meta:editing-duration>
    <meta:editing-cycles>4</meta:editing-cycles>
    <meta:generator>LibreOffice/3.3$Linux LibreOffice_project/330m19$Build-401</meta:generator>
    <meta:document-statistic meta:table-count="3" meta:cell-count="65" meta:object-count="0"/>
  </office:meta>
</office:document-meta>
</file>